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tributing</text:h>
      <text:p text:style-name="P2"/>
      <text:p text:style-name="Text_20_body">Contributions of enhancements, bug fixes, and new routines are welcome. If new routines are not already part of the C++/Java WPILIB, then it seems fair that they should be written solely by FRC student members, with confirmation from a mentor on their team to be able to be candidates for inclusion. </text:p>
      <text:p text:style-name="Text_20_body">See the Contributing section on the github repository for additional details.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ontributing</dc:title>
    <meta:generator>LibreOffice/7.2.6.2$Windows_x86 LibreOffice_project/b0ec3a565991f7569a5a7f5d24fed7f52653d754</meta:generator>
    <dc:date>2023-01-14T18:02:20.220000000</dc:date>
    <dc:creator>Jim Simpson</dc:creator>
    <meta:editing-duration>PT28S</meta:editing-duration>
    <meta:editing-cycles>1</meta:editing-cycles>
    <meta:document-statistic meta:table-count="0" meta:image-count="0" meta:object-count="0" meta:page-count="1" meta:paragraph-count="3" meta:word-count="63" meta:character-count="390" meta:non-whitespace-character-count="328"/>
  </office:meta>
</office:document-meta>
</file>